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svg:stroke-opacity="100%" draw:fill-color="#ffffff" draw:opacity="-900%" draw:textarea-horizontal-align="center" draw:textarea-vertical-align="middle" style:protect="position"/>
    </style:style>
    <style:style style:name="gr2" style:family="graphic" style:parent-style-name="standard">
      <style:graphic-properties draw:stroke="none" draw:fill-color="#9966cc" draw:opacity="80%" draw:textarea-horizontal-align="center" draw:textarea-vertical-align="middle"/>
    </style:style>
    <style:style style:name="gr3" style:family="graphic" style:parent-style-name="standard">
      <style:graphic-properties draw:stroke="none" draw:fill-color="#9966cc" draw:opacity="80%" draw:textarea-horizontal-align="center" draw:textarea-vertical-align="middle" draw:fit-to-size="true"/>
    </style:style>
    <style:style style:name="gr4" style:family="graphic" style:parent-style-name="standard">
      <style:graphic-properties draw:stroke="none" draw:fill-color="#ff3366" draw:opacity="80%" draw:textarea-horizontal-align="center" draw:textarea-vertical-align="middle"/>
    </style:style>
    <style:style style:name="gr5" style:family="graphic" style:parent-style-name="standard">
      <style:graphic-properties draw:stroke="none" draw:fill-color="#ff3366" draw:opacity="80%" draw:textarea-horizontal-align="center" draw:textarea-vertical-align="middle" draw:fit-to-size="tru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cm" fo:min-width="8.7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4.199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ans Condensed'" style:font-family-generic="swiss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color="#ffffff" fo:font-family="'DejaVu Sans Condensed'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color="#ffffff" fo:font-family="'DejaVu Sans Condensed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color="#ffffff" fo:font-family="'DejaVu Sans Condensed'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ffff" fo:font-family="'DejaVu Sans Condensed'" style:font-family-generic="swiss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color="#ffffff" fo:font-family="'DejaVu Sans Condensed'" style:font-family-generic="swiss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ffffff" fo:font-family="'DejaVu Sans Condensed'" style:font-family-generic="swiss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name="VennDiagram9293-EllipseShape0" draw:style-name="gr1" draw:text-style-name="P1" draw:layer="layout" svg:width="6.53cm" svg:height="6.53cm" svg:x="7.575cm" svg:y="7.217cm">
          <text:p/>
        </draw:circle>
        <draw:ellipse draw:name="VennDiagram9293-EllipseShape1" draw:style-name="gr2" draw:text-style-name="P1" draw:layer="layout" svg:width="19.59cm" svg:height="15.621cm" svg:x="1cm" svg:y="8.493cm">
          <text:p/>
        </draw:ellipse>
        <draw:rect draw:name="VennDiagram9293-RectangleShape1" draw:style-name="gr3" draw:text-style-name="P1" draw:layer="layout" svg:width="19.4cm" svg:height="1.651cm" svg:x="1cm" svg:y="24.241cm">
          <text:p>Client Controlled Objects</text:p>
        </draw:rect>
        <draw:ellipse draw:name="VennDiagram9293-EllipseShape2" draw:style-name="gr4" draw:text-style-name="P1" draw:layer="layout" svg:width="19.59cm" svg:height="13.462cm" svg:x="1cm" svg:y="3.159cm">
          <text:p/>
        </draw:ellipse>
        <draw:rect draw:name="VennDiagram9293-RectangleShape2" draw:style-name="gr5" draw:text-style-name="P1" draw:layer="layout" svg:width="18.399cm" svg:height="2.138cm" svg:x="1.905cm" svg:y="1.127cm">
          <text:p>Server Controlled Objects</text:p>
        </draw:rect>
        <draw:frame draw:style-name="gr6" draw:text-style-name="P2" draw:layer="Layer4" svg:width="6.598cm" svg:height="2.021cm" svg:x="6.334cm" svg:y="4.313cm">
          <draw:text-box>
            <text:p text:style-name="P1"><text:span text:style-name="T1">Nym</text:span><text:span text:style-name="T2"><text:line-break/></text:span><text:span text:style-name="T3">(created and owned by server)</text:span></text:p>
          </draw:text-box>
        </draw:frame>
        <draw:frame draw:style-name="gr7" draw:text-style-name="P3" draw:layer="Layer4" svg:width="12.838cm" svg:height="0.878cm" svg:x="4.302cm" svg:y="-0.64cm">
          <draw:text-box>
            <text:p><text:span text:style-name="T4">Object Permissions in objective view/perspective.</text:span></text:p>
          </draw:text-box>
        </draw:frame>
        <draw:frame draw:style-name="gr6" draw:text-style-name="P3" draw:layer="Layer4" svg:width="16.584cm" svg:height="0.878cm" svg:x="2.905cm" svg:y="25.892cm">
          <draw:text-box>
            <text:p><text:span text:style-name="T4"><text:a xlink:href="http://creativecommons.org/licenses/by-sa/3.0/deed.en_US" xlink:type="simple">Creative Commons Attribution-ShareAlike 3.0 Unported License.</text:a></text:span></text:p>
          </draw:text-box>
        </draw:frame>
        <draw:frame draw:style-name="gr8" draw:layer="Layer4" svg:width="0.502cm" svg:height="1.187cm" svg:x="7.096cm" svg:y="17.495cm">
          <draw:text-box>
            <text:p/>
          </draw:text-box>
        </draw:frame>
        <draw:frame draw:style-name="gr6" draw:text-style-name="P2" draw:layer="Layer4" svg:width="6.844cm" svg:height="2.021cm" svg:x="12.049cm" svg:y="17.383cm">
          <draw:text-box>
            <text:p text:style-name="P1"><text:span text:style-name="T1">Cash Purse</text:span><text:span text:style-name="T2"><text:line-break/></text:span><text:span text:style-name="T3">(created and owned by client)</text:span></text:p>
          </draw:text-box>
        </draw:frame>
        <draw:frame draw:style-name="gr6" draw:text-style-name="P2" draw:layer="Layer4" svg:width="12.499cm" svg:height="1.975cm" svg:x="4.556cm" svg:y="13.319cm">
          <draw:text-box>
            <text:p text:style-name="P1"><text:span text:style-name="T5">Account</text:span><text:span text:style-name="T2"><text:line-break/></text:span><text:span text:style-name="T6">(created and ownership goes to client but control and permissions </text:span></text:p>
            <text:p text:style-name="P1"><text:span text:style-name="T6">Go to both the server and client )</text:span></text:p>
          </draw:text-box>
        </draw:frame>
        <draw:frame draw:style-name="gr9" draw:layer="measurelines" svg:width="1.806cm" svg:height="1.905cm" svg:x="-4.969cm" svg:y="21.828cm">
          <draw:text-box>
            <text:p/>
          </draw:text-box>
        </draw:frame>
        <draw:frame draw:style-name="gr6" draw:text-style-name="P2" draw:layer="controls" svg:width="6.441cm" svg:height="2.021cm" svg:x="3.032cm" svg:y="17.764cm">
          <draw:text-box>
            <text:p text:style-name="P1"><text:span text:style-name="T1">Nym</text:span><text:span text:style-name="T2"><text:line-break/></text:span><text:span text:style-name="T3">(created and owned by client)</text:span></text:p>
          </draw:text-box>
        </draw:frame>
        <draw:frame draw:style-name="gr6" draw:text-style-name="P2" draw:layer="controls" svg:width="12.288cm" svg:height="2.143cm" svg:x="5.222cm" svg:y="9.382cm">
          <draw:text-box>
            <text:p text:style-name="P1"><text:span text:style-name="T5">Basket Currency</text:span><text:span text:style-name="T2"><text:line-break/></text:span><text:span text:style-name="T7">(Created at request of a client, but the basket currency itself is</text:span></text:p>
            <text:p text:style-name="P1"><text:span text:style-name="T7">maintained by the server, But any exchanges in/out of a basket are transactions, </text:span></text:p>
            <text:p text:style-name="P1"><text:span text:style-name="T7">which thus must be signed by both sides.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4T20:09:26</meta:creation-date>
    <dc:date>2013-07-05T13:13:19</dc:date>
    <meta:editing-duration>PT1H41S</meta:editing-duration>
    <meta:editing-cycles>9</meta:editing-cycles>
    <meta:generator>LibreOffice/3.5$Linux_X86_64 LibreOffice_project/350m1$Build-2</meta:generator>
    <meta:document-statistic meta:object-count="14"/>
  </office:meta>
</office:document-meta>
</file>